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47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3.670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r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sr20-forum.com/</text:p>
          </table:table-cell>
          <table:table-cell office:value-type="string" calcext:value-type="string">
            <text:p>Forkboar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https://www.eevblog.com/forum/</text:p>
          </table:table-cell>
          <table:table-cell office:value-type="string" calcext:value-type="string">
            <text:p>SMF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fornits.com/phpbb/</text:p>
          </table:table-cell>
          <table:table-cell office:value-type="string" calcext:value-type="string">
            <text:p>SMF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://xlforum.net/forums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 office:value-type="string" calcext:value-type="string">
            <text:p>old install</text:p>
          </table:table-cell>
        </table:table-row>
        <table:table-row table:style-name="ro1">
          <table:table-cell office:value-type="string" calcext:value-type="string">
            <text:p>https://forum.hptuners.com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forum.miata.net/vb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forum.supercell.com 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forums.holley.com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s.nasioc.com/forums/" xlink:type="simple">https://forums.nasioc.com/forums/</text:a>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forums.somethingawful.com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https://www.corvetteforum.com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Low priority, still very active</text:p>
          </table:table-cell>
        </table:table-row>
        <table:table-row table:style-name="ro1">
          <table:table-cell office:value-type="string" calcext:value-type="string">
            <text:p>https://www.digitalfaq.com/forum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https://www.rx7club.com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rx8club.com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forums.mydigitallife.net/ 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 office:value-type="string" calcext:value-type="string">
            <text:p>Blocks AWS</text:p>
          </table:table-cell>
        </table:table-row>
        <table:table-row table:style-name="ro1">
          <table:table-cell office:value-type="string" calcext:value-type="string">
            <text:p>https://kiwifarms.net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b15sentra.net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b15u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clubwrx.net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iwsti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kboards.com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nissancubelife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nissanforums.com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subaruforester.org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subaruxvforum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thesubaruforums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wrxtuners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stevemeadedesigns.com/board/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TODO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https://arstechnica.com/civis/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ttps://blueirissoftware.com/forum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ttps://cl-evolved.com/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ttps://forums.nicoclub.com/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ttps://forums.zoneminder.com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ttps://www.msextra.com/forums/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forum.avstumpfl.com/" xlink:type="simple">https://forum.avstumpfl.com/</text:a></text:p>
          </table:table-cell>
          <table:table-cell office:value-type="string" calcext:value-type="string">
            <text:p>phpBB</text:p>
          </table:table-cell>
          <table:table-cell/>
        </table:table-row>
        <table:table-row table:style-name="ro1">
          <table:table-cell office:value-type="string" calcext:value-type="string">
            <text:p>https://arstechnica.com/civi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unity.wd.com/t/how-do-i-install-the-my-cloud-app-on-a-amazon-fire-tablet/212298/1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orums.A1:forums.D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23:04:20.1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0T09:58:07.441000000</dc:date>
    <meta:editing-duration>PT14H22M36S</meta:editing-duration>
    <meta:editing-cycles>4</meta:editing-cycles>
    <meta:generator>LibreOffice/7.0.4.2$Windows_X86_64 LibreOffice_project/dcf040e67528d9187c66b2379df5ea4407429775</meta:generator>
    <meta:document-statistic meta:table-count="2" meta:cell-count="113" meta:object-count="0"/>
  </office:meta>
</office:document-meta>
</file>